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0d49" officeooo:paragraph-rsid="00170d4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94a33" officeooo:paragraph-rsid="00194a33" style:font-size-asian="16pt" style:font-weight-asian="normal" style:font-size-complex="16pt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49606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2">
      <style:text-properties fo:font-size="14pt" officeooo:paragraph-rsid="00149606" style:font-size-asian="14pt" style:font-size-complex="14pt"/>
    </style:style>
    <style:style style:name="P11" style:family="paragraph" style:parent-style-name="Standard" style:list-style-name="L1">
      <style:text-properties fo:font-size="14pt" officeooo:paragraph-rsid="00149606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officeooo:rsid="00149606" officeooo:paragraph-rsid="00149606" style:font-size-asian="14pt" style:font-size-complex="14pt"/>
    </style:style>
    <style:style style:name="P14" style:family="paragraph" style:parent-style-name="Standard" style:list-style-name="L2">
      <style:text-properties fo:font-size="14pt" officeooo:rsid="00155076" officeooo:paragraph-rsid="00155076" style:font-size-asian="14pt" style:font-size-complex="14pt"/>
    </style:style>
    <style:style style:name="P15" style:family="paragraph" style:parent-style-name="Standard">
      <style:text-properties fo:color="#cccccc" loext:opacity="100%" style:font-name="Consolas" fo:font-size="10.5pt" fo:background-color="#1f1f1f" style:font-size-asian="10.5pt"/>
    </style:style>
    <style:style style:name="P16" style:family="paragraph" style:parent-style-name="Standard">
      <style:text-properties officeooo:paragraph-rsid="00170d4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9606" style:font-size-asian="14pt" style:font-size-complex="14pt"/>
    </style:style>
    <style:style style:name="T5" style:family="text">
      <style:text-properties fo:font-size="14pt" officeooo:rsid="00170d49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49606" style:font-size-asian="14pt" style:font-size-complex="14pt"/>
    </style:style>
    <style:style style:name="T8" style:family="text">
      <style:text-properties fo:font-size="14pt" fo:language="en" fo:country="US" officeooo:rsid="00155076" style:font-size-asian="14pt" style:font-size-complex="14pt"/>
    </style:style>
    <style:style style:name="T9" style:family="text">
      <style:text-properties fo:color="#ce9178" loext:opacity="100%" style:font-name="Consolas" fo:font-size="16pt" fo:font-weight="bold" fo:background-color="#1f1f1f" loext:char-shading-value="0" style:font-size-asian="16pt" style:font-weight-asian="bold" style:font-size-complex="16pt" style:font-weight-complex="bold"/>
    </style:style>
    <style:style style:name="T10" style:family="text">
      <style:text-properties fo:color="#ce9178" loext:opacity="100%" style:font-name="C059"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146441"/>
    </style:style>
    <style:style style:name="T12" style:family="text">
      <style:text-properties officeooo:rsid="00149606"/>
    </style:style>
    <style:style style:name="T13" style:family="text">
      <style:text-properties officeooo:rsid="00155076"/>
    </style:style>
    <style:style style:name="T14" style:family="text">
      <style:text-properties officeooo:rsid="00170d4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9d6a7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­</text:span>ФИО: Иванов Иван Иванович</text:p>
      <text:p text:style-name="P1">Группа: СКБ111</text:p>
      <text:p text:style-name="P1">Подгруппа: 2</text:p>
      <text:p text:style-name="P1">Вариант: 1</text:p>
      <text:p text:style-name="P1"/>
      <text:p text:style-name="Standard"><text:span text:style-name="Основной_20_шрифт_20_абзаца"><text:span text:style-name="T1">1. Задание:</text:span></text:span></text:p>
      <text:list text:style-name="L1">
        <text:list-header>
          <text:p text:style-name="P11"><text:span text:style-name="Основной_20_шрифт_20_абзаца"><text:span text:style-name="T12">Написать программу, которая:</text:span></text:span></text:p>
        </text:list-header>
        <text:list-item>
          <text:p text:style-name="P11"><text:span text:style-name="Основной_20_шрифт_20_абзаца">считывает все значения в динамический массив;</text:span></text:p>
        </text:list-item>
        <text:list-item>
          <text:p text:style-name="P11"><text:span text:style-name="Основной_20_шрифт_20_абзаца">анализирует данные (среднее, минимум, максимум, выбросы);</text:span></text:p>
        </text:list-item>
        <text:list-item>
          <text:p text:style-name="P11"><text:span text:style-name="Основной_20_шрифт_20_абзаца">создаёт новый динамический массив, содержащий только значения, превышающие среднее</text:span></text:p>
        </text:list-item>
      </text:list>
      <text:p text:style-name="Standard"><text:span text:style-name="Основной_20_шрифт_20_абзаца"><text:span text:style-name="T3"/></text:span></text:p>
      <text:p text:style-name="P16"><text:span text:style-name="Основной_20_шрифт_20_абзаца"><text:span text:style-name="T5"/></text:span></text:p>
      <text:p text:style-name="P12"/>
      <text:p text:style-name="P1">2. Описание алгоритма <text:span text:style-name="T14">и функций</text:span>:</text:p>
      <text:p text:style-name="P1"/>
      <text:p text:style-name="P6">Алгоритм:</text:p>
      <text:p text:style-name="P5"><text:span text:style-name="T15"><text:tab/>1. Вводим количество измерений</text:span></text:p>
      <text:p text:style-name="P5"><text:span text:style-name="T15"><text:tab/>2. Создаем динамический массив</text:span></text:p>
      <text:p text:style-name="P5"><text:span text:style-name="T15"><text:tab/>3. Вызываем функции</text:span></text:p>
      <text:p text:style-name="P5"><text:span text:style-name="T15"><text:tab/>4. Выводим на экран значения, которые выше среднего</text:span></text:p>
      <text:p text:style-name="P5"><text:span text:style-name="T15"><text:tab/>5. Удаляем массив</text:span></text:p>
      <text:p text:style-name="P5"><text:span text:style-name="T15"/></text:p>
      <text:p text:style-name="P5"><text:span text:style-name="T15">Функции:</text:span></text:p>
      <text:list text:style-name="L2">
        <text:list-item>
          <text:p text:style-name="P13">Функция void inputData(float* p, int n);</text:p>
          <text:list>
            <text:list-item>
              <text:p text:style-name="P7"><text:span text:style-name="Основной_20_шрифт_20_абзаца"><text:span text:style-name="T3">принимает </text:span></text:span><text:span text:style-name="Основной_20_шрифт_20_абзаца"><text:span text:style-name="T4">у</text:span></text:span><text:span text:style-name="Основной_20_шрифт_20_абзаца"><text:span text:style-name="T7">казатель p на динамический массив и количество измерений n</text:span></text:span></text:p>
            </text:list-item>
            <text:list-item>
              <text:p text:style-name="P7"><text:span text:style-name="Основной_20_шрифт_20_абзаца"><text:span text:style-name="T7">считывает все значения в динамический массив;</text:span></text:span></text:p>
            </text:list-item>
            <text:list-item>
              <text:p text:style-name="P10"><text:span text:style-name="Основной_20_шрифт_20_абзаца"><text:span text:style-name="T12">ничего не возвращает</text:span></text:span></text:p>
              <text:p text:style-name="P10"><text:span text:style-name="Основной_20_шрифт_20_абзаца"/></text:p>
            </text:list-item>
          </text:list>
        </text:list-item>
        <text:list-item>
          <text:p text:style-name="P7"><text:span text:style-name="Основной_20_шрифт_20_абзаца"><text:span text:style-name="T7">Функция </text:span></text:span><text:span text:style-name="Основной_20_шрифт_20_абзаца"><text:span text:style-name="T6">float average(const float* p, int n);</text:span>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вычисляет среднее значение</text:p>
            </text:list-item>
            <text:list-item>
              <text:p text:style-name="P13">возвращает найденное среднее значение</text:p>
              <text:p text:style-name="P9"/>
            </text:list-item>
          </text:list>
        </text:list-item>
        <text:list-item>
          <text:p text:style-name="P9"><text:span text:style-name="T12">Функция </text:span>float minValue(const float* p, int n);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ищет минимальное значение</text:p>
            </text:list-item>
            <text:list-item>
              <text:p text:style-name="P9">возвращает <text:span text:style-name="T12">найденное минимальное значение</text:span></text:p>
              <text:p text:style-name="P9"/>
            </text:list-item>
          </text:list>
        </text:list-item>
        <text:list-item>
          <text:p text:style-name="P10"><text:soft-page-break/><text:span text:style-name="T12">Функция float maxValue(const float* p, int n);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ищет <text:span text:style-name="T13">максимальное</text:span> значение</text:p>
            </text:list-item>
            <text:list-item>
              <text:p text:style-name="P10">возвращает <text:span text:style-name="T12">найденное </text:span><text:span text:style-name="T13">максимальное</text:span><text:span text:style-name="T12"> значение</text:span></text:p>
              <text:p text:style-name="P10"/>
            </text:list-item>
          </text:list>
        </text:list-item>
        <text:list-item>
          <text:p text:style-name="P10"><text:span text:style-name="T12">Функция float* filterAboveAverage(float* p, int n, int&amp; newCount);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,</text:span></text:span><text:span text:style-name="Основной_20_шрифт_20_абзаца"><text:span text:style-name="T8"> </text:span></text:span><text:span text:style-name="Основной_20_шрифт_20_абзаца"><text:span text:style-name="T7">количество измерений n </text:span></text:span><text:span text:style-name="Основной_20_шрифт_20_абзаца"><text:span text:style-name="T8">и ссылку на переменную newCount (размер массива со значениями, которые больше среднего)</text:span></text:span></text:p>
            </text:list-item>
            <text:list-item>
              <text:p text:style-name="P14">создает динамический массив размера newCount</text:p>
            </text:list-item>
            <text:list-item>
              <text:p text:style-name="P14">добавляет в массив значения, превышающие среднее</text:p>
            </text:list-item>
            <text:list-item>
              <text:p text:style-name="P10">возвращает <text:span text:style-name="T13">указатель на новый массив</text:span></text:p>
              <text:p text:style-name="P10"/>
            </text:list-item>
          </text:list>
        </text:list-item>
      </text:list>
      <text:p text:style-name="Standard"><text:span text:style-name="Основной_20_шрифт_20_абзаца"><text:span text:style-name="T1">3. Код:</text:span></text:span></text:p>
      <text:p text:style-name="P15"><text:span text:style-name="Основной_20_шрифт_20_абзаца"><text:span text:style-name="T9"/></text:span></text:p>
      <text:p text:style-name="P15"><text:span text:style-name="Основной_20_шрифт_20_абзаца"><text:span text:style-name="T10">#include &lt;iostream&gt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using namespace std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void inputData(float* p, int n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cin &gt;&gt; *(p+i)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>float average(const float* p, int n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><text:s text:c="4"/>float summa;</text:span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summa += *(p+i)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float ave = summa/n;</text:span></text:span></text:p>
      <text:p text:style-name="P15"><text:span text:style-name="Основной_20_шрифт_20_абзаца"><text:span text:style-name="T10"><text:s text:c="4"/>return ave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float minValue(const float* p, int n)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inimum = *p;</text:span></text:span></text:p>
      <text:p text:style-name="P15"><text:span text:style-name="Основной_20_шрифт_20_абзаца"><text:span text:style-name="T10"><text:s text:c="4"/>for (int i = 1; i &lt; n; i++){</text:span></text:span></text:p>
      <text:p text:style-name="P15"><text:span text:style-name="Основной_20_шрифт_20_абзаца"><text:span text:style-name="T10"><text:s text:c="8"/>if ((*(p+i)) &lt; minimum){</text:span></text:span></text:p>
      <text:p text:style-name="P15"><text:span text:style-name="Основной_20_шрифт_20_абзаца"><text:span text:style-name="T10"><text:s text:c="12"/>minimum = (*(p+i));</text:span></text:span></text:p>
      <text:p text:style-name="P15"><text:span text:style-name="Основной_20_шрифт_20_абзаца"><text:span text:style-name="T10"><text:s text:c="8"/>}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minimum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float maxValue(const float* p, int n){</text:span></text:span></text:p>
      <text:p text:style-name="P15"><text:span text:style-name="Основной_20_шрифт_20_абзаца"><text:span text:style-name="T10"><text:s text:c="4"/>float maximum = *p;</text:span></text:span></text:p>
      <text:p text:style-name="P15"><text:span text:style-name="Основной_20_шрифт_20_абзаца"><text:span text:style-name="T10"><text:s text:c="4"/>for (int i = 1; i &lt; n; i++){</text:span></text:span></text:p>
      <text:p text:style-name="P15"><text:soft-page-break/><text:span text:style-name="Основной_20_шрифт_20_абзаца"><text:span text:style-name="T10"><text:s text:c="8"/>if ((*(p+i)) &gt; maximum){</text:span></text:span></text:p>
      <text:p text:style-name="P15"><text:span text:style-name="Основной_20_шрифт_20_абзаца"><text:span text:style-name="T10"><text:s text:c="12"/>maximum = *(p+i);</text:span></text:span></text:p>
      <text:p text:style-name="P15"><text:span text:style-name="Основной_20_шрифт_20_абзаца"><text:span text:style-name="T10"><text:s text:c="8"/>}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maximum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>float* filterAboveAverage(float* p, int n, int&amp; newCount)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ave = average(p, n);</text:span></text:span></text:p>
      <text:p text:style-name="P15"><text:span text:style-name="Основной_20_шрифт_20_абзаца"><text:span text:style-name="T10"><text:s text:c="4"/>float* data = new float[newCount]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if (*(p+i) &gt; ave){</text:span></text:span></text:p>
      <text:p text:style-name="P15"><text:span text:style-name="Основной_20_шрифт_20_абзаца"><text:span text:style-name="T10"><text:s text:c="12"/>*(data + newCount) = *(p+i);</text:span></text:span></text:p>
      <text:p text:style-name="P15"><text:span text:style-name="Основной_20_шрифт_20_абзаца"><text:span text:style-name="T10"><text:s text:c="12"/>newCount++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8"/>}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data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int main(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int n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=== Анализ сенсора ===" &lt;&lt; endl;</text:span></text:span></text:p>
      <text:p text:style-name="P15"><text:span text:style-name="Основной_20_шрифт_20_абзаца"><text:span text:style-name="T10"><text:s text:c="4"/>cout &lt;&lt; "Введите количество измерений: ";</text:span></text:span></text:p>
      <text:p text:style-name="P15"><text:span text:style-name="Основной_20_шрифт_20_абзаца"><text:span text:style-name="T10"><text:s text:c="4"/>cin &gt;&gt; n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* data = new float[n]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Введите значения: ";</text:span></text:span></text:p>
      <text:p text:style-name="P15"><text:span text:style-name="Основной_20_шрифт_20_абзаца"><text:span text:style-name="T10"><text:s text:c="4"/>inputData(data, n)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ave = average(data, n);</text:span></text:span></text:p>
      <text:p text:style-name="P15"><text:span text:style-name="Основной_20_шрифт_20_абзаца"><text:span text:style-name="T10"><text:s text:c="4"/>cout &lt;&lt; "Среднее значение: " &lt;&lt; ave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ini = minValue(data, n);</text:span></text:span></text:p>
      <text:p text:style-name="P15"><text:span text:style-name="Основной_20_шрифт_20_абзаца"><text:span text:style-name="T10"><text:s text:c="4"/>cout &lt;&lt; "Минимум: " &lt;&lt; mini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axi = maxValue(data, n);</text:span></text:span></text:p>
      <text:p text:style-name="P15"><text:span text:style-name="Основной_20_шрифт_20_абзаца"><text:span text:style-name="T10"><text:s text:c="4"/>cout &lt;&lt; "Максимум: " &lt;&lt; maxi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int newCount = 0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* new_data = filterAboveAverage(data, n, newCount)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Значения выше среднего: ";</text:span></text:span></text:p>
      <text:p text:style-name="P15"><text:span text:style-name="Основной_20_шрифт_20_абзаца"><text:span text:style-name="T10"><text:s text:c="4"/>for (int i = 0; i &lt; newCount; i++){</text:span></text:span></text:p>
      <text:p text:style-name="P15"><text:span text:style-name="Основной_20_шрифт_20_абзаца"><text:span text:style-name="T10"><text:s text:c="4"/>cout &lt;&lt; (*(new_data+i)) &lt;&lt; " "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delete[] data;</text:span></text:span></text:p>
      <text:p text:style-name="P15"><text:soft-page-break/><text:span text:style-name="Основной_20_шрифт_20_абзаца"><text:span text:style-name="T10"><text:s text:c="4"/>delete[] new_data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return 0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9"/></text:span></text:p>
      <text:p text:style-name="P2"/>
      <text:p text:style-name="Standard"><text:span text:style-name="Основной_20_шрифт_20_абзаца"><text:span text:style-name="T1">4. </text:span></text:span><text:span text:style-name="Основной_20_шрифт_20_абзаца"><text:span text:style-name="T2">C</text:span></text:span><text:span text:style-name="Основной_20_шрифт_20_абзаца"><text:span text:style-name="T1">сылка на репризиторий:</text:span></text:span> <text:span text:style-name="Основной_20_шрифт_20_абзаца"><text:span text:style-name="T3">https://github.com/djjjrttth/lab2-3</text:span></text:span></text:p>
      <text:p text:style-name="P1">5. Вывод:</text:p>
      <text:p text:style-name="Standard"><text:s text:c="3"/><text:span text:style-name="T14">Получен опыт работы с динамическими мас</text:span><text:span text:style-name="T16">сивами, освоена передача по указателю в функции, получен опыт обработки массивов через указате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08T10:41:00Z</meta:creation-date>
    <dc:date>2025-11-30T17:59:09.889662688</dc:date>
    <meta:editing-cycles>8</meta:editing-cycles>
    <meta:editing-duration>PT21M10S</meta:editing-duration>
    <meta:document-statistic meta:table-count="0" meta:image-count="0" meta:object-count="0" meta:page-count="4" meta:paragraph-count="118" meta:word-count="535" meta:character-count="3435" meta:non-whitespace-character-count="2756"/>
    <meta:template xlink:type="simple" xlink:actuate="onRequest" xlink:title="" xlink:href="../../../.var/app/org.telegram.desktop/data/TelegramDesktop/tdata/temp_data/отчет1.odt/Normal"/>
  </office:meta>
</office:document-meta>
</file>